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3.3984in"/>
    </style:style>
    <style:style style:name="co10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rics_M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Program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56.7901234567901" calcext:value-type="float">
            <text:p>56.7901234567901</text:p>
          </table:table-cell>
          <table:table-cell office:value-type="float" office:value="22.4890829694323" calcext:value-type="float">
            <text:p>22.4890829694323</text:p>
          </table:table-cell>
          <table:table-cell office:value-type="float" office:value="77.4436090225564" calcext:value-type="float">
            <text:p>77.4436090225564</text:p>
          </table:table-cell>
          <table:table-cell office:value-type="float" office:value="34.8561759729272" calcext:value-type="float">
            <text:p>34.8561759729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3.0519480519481" calcext:value-type="float">
            <text:p>73.0519480519481</text:p>
          </table:table-cell>
          <table:table-cell office:value-type="float" office:value="16.2162162162162" calcext:value-type="float">
            <text:p>16.2162162162162</text:p>
          </table:table-cell>
          <table:table-cell office:value-type="float" office:value="56.7567567567568" calcext:value-type="float">
            <text:p>56.7567567567568</text:p>
          </table:table-cell>
          <table:table-cell office:value-type="float" office:value="25.2252252252252" calcext:value-type="float">
            <text:p>25.2252252252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I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22.1153846153846" calcext:value-type="float">
            <text:p>22.1153846153846</text:p>
          </table:table-cell>
          <table:table-cell office:value-type="float" office:value="15.4929577464789" calcext:value-type="float">
            <text:p>15.4929577464789</text:p>
          </table:table-cell>
          <table:table-cell office:value-type="float" office:value="34.375" calcext:value-type="float">
            <text:p>34.375</text:p>
          </table:table-cell>
          <table:table-cell office:value-type="float" office:value="21.3592233009709" calcext:value-type="float">
            <text:p>21.3592233009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Palindrom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84.3373493975904" calcext:value-type="float">
            <text:p>84.3373493975904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untPositiv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68.8741721854305" calcext:value-type="float">
            <text:p>68.8741721854305</text:p>
          </table:table-cell>
          <table:table-cell office:value-type="float" office:value="4.65116279069768" calcext:value-type="float">
            <text:p>4.65116279069768</text:p>
          </table:table-cell>
          <table:table-cell office:value-type="float" office:value="25" calcext:value-type="float">
            <text:p>25</text:p>
          </table:table-cell>
          <table:table-cell office:value-type="float" office:value="7.84313725490196" calcext:value-type="float">
            <text:p>7.84313725490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-plu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66.5837479270315" calcext:value-type="float">
            <text:p>66.5837479270315</text:p>
          </table:table-cell>
          <table:table-cell office:value-type="float" office:value="18.2767624020888" calcext:value-type="float">
            <text:p>18.2767624020888</text:p>
          </table:table-cell>
          <table:table-cell office:value-type="float" office:value="43.75" calcext:value-type="float">
            <text:p>43.75</text:p>
          </table:table-cell>
          <table:table-cell office:value-type="float" office:value="25.7826887661142" calcext:value-type="float">
            <text:p>25.7826887661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Revers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57.8629032258065" calcext:value-type="float">
            <text:p>57.8629032258065</text:p>
          </table:table-cell>
          <table:table-cell office:value-type="float" office:value="2.35849056603774" calcext:value-type="float">
            <text:p>2.35849056603774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4.5662100456621" calcext:value-type="float">
            <text:p>4.5662100456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Las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1.8181818181818" calcext:value-type="float">
            <text:p>81.8181818181818</text:p>
          </table:table-cell>
          <table:table-cell office:value-type="float" office:value="44.7368421052632" calcext:value-type="float">
            <text:p>44.7368421052632</text:p>
          </table:table-cell>
          <table:table-cell office:value-type="float" office:value="53.125" calcext:value-type="float">
            <text:p>53.125</text:p>
          </table:table-cell>
          <table:table-cell office:value-type="float" office:value="48.5714285714286" calcext:value-type="float">
            <text:p>48.5714285714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V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70.5263157894737" calcext:value-type="float">
            <text:p>70.5263157894737</text:p>
          </table:table-cell>
          <table:table-cell office:value-type="float" office:value="8.7719298245614" calcext:value-type="float">
            <text:p>8.7719298245614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5.1515151515152" calcext:value-type="float">
            <text:p>15.1515151515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3.4586466165414" calcext:value-type="float">
            <text:p>83.4586466165414</text:p>
          </table:table-cell>
          <table:table-cell office:value-type="float" office:value="3.59712230215827" calcext:value-type="float">
            <text:p>3.59712230215827</text:p>
          </table:table-cell>
          <table:table-cell office:value-type="float" office:value="20" calcext:value-type="float">
            <text:p>20</text:p>
          </table:table-cell>
          <table:table-cell office:value-type="float" office:value="6.09756097560976" calcext:value-type="float">
            <text:p>6.09756097560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versePermut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59.7222222222222" calcext:value-type="float">
            <text:p>59.7222222222222</text:p>
          </table:table-cell>
          <table:table-cell office:value-type="float" office:value="9.2436974789916" calcext:value-type="float">
            <text:p>9.2436974789916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15.9420289855072" calcext:value-type="float">
            <text:p>15.9420289855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day-jdat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5.5724920241049" calcext:value-type="float">
            <text:p>85.5724920241049</text:p>
          </table:table-cell>
          <table:table-cell office:value-type="float" office:value="9.03954802259887" calcext:value-type="float">
            <text:p>9.03954802259887</text:p>
          </table:table-cell>
          <table:table-cell office:value-type="float" office:value="27.3504273504273" calcext:value-type="float">
            <text:p>27.3504273504273</text:p>
          </table:table-cell>
          <table:table-cell office:value-type="float" office:value="13.588110403397" calcext:value-type="float">
            <text:p>13.588110403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t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61.271676300578" calcext:value-type="float">
            <text:p>61.271676300578</text:p>
          </table:table-cell>
          <table:table-cell office:value-type="float" office:value="7.35294117647059" calcext:value-type="float">
            <text:p>7.35294117647059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2.987012987013" calcext:value-type="float">
            <text:p>12.987012987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R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65.3179190751445" calcext:value-type="float">
            <text:p>65.3179190751445</text:p>
          </table:table-cell>
          <table:table-cell office:value-type="float" office:value="26.8617021276596" calcext:value-type="float">
            <text:p>26.8617021276596</text:p>
          </table:table-cell>
          <table:table-cell office:value-type="float" office:value="80.1587301587302" calcext:value-type="float">
            <text:p>80.1587301587302</text:p>
          </table:table-cell>
          <table:table-cell office:value-type="float" office:value="40.2390438247012" calcext:value-type="float">
            <text:p>40.2390438247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4.752774974773" calcext:value-type="float">
            <text:p>94.752774974773</text:p>
          </table:table-cell>
          <table:table-cell table:number-columns-repeated="3" office:value-type="float" office:value="7.14285714285714" calcext:value-type="float">
            <text:p>7.1428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m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80.794701986755" calcext:value-type="float">
            <text:p>80.794701986755</text:p>
          </table:table-cell>
          <table:table-cell office:value-type="float" office:value="10.3448275862069" calcext:value-type="float">
            <text:p>10.3448275862069</text:p>
          </table:table-cell>
          <table:table-cell office:value-type="float" office:value="50" calcext:value-type="float">
            <text:p>50</text:p>
          </table:table-cell>
          <table:table-cell office:value-type="float" office:value="17.1428571428571" calcext:value-type="float">
            <text:p>17.1428571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ddOrPo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58.1717451523546" calcext:value-type="float">
            <text:p>58.1717451523546</text:p>
          </table:table-cell>
          <table:table-cell office:value-type="float" office:value="3.26797385620915" calcext:value-type="float">
            <text:p>3.26797385620915</text:p>
          </table:table-cell>
          <table:table-cell office:value-type="float" office:value="62.5" calcext:value-type="float">
            <text:p>62.5</text:p>
          </table:table-cell>
          <table:table-cell office:value-type="float" office:value="6.2111801242236" calcext:value-type="float">
            <text:p>6.2111801242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62.3134328358209" calcext:value-type="float">
            <text:p>62.3134328358209</text:p>
          </table:table-cell>
          <table:table-cell office:value-type="float" office:value="6.60377358490566" calcext:value-type="float">
            <text:p>6.60377358490566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12.1739130434783" calcext:value-type="float">
            <text:p>12.1739130434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intPrime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2.3776223776224" calcext:value-type="float">
            <text:p>82.3776223776224</text:p>
          </table:table-cell>
          <table:table-cell office:value-type="float" office:value="12.4087591240876" calcext:value-type="float">
            <text:p>12.4087591240876</text:p>
          </table:table-cell>
          <table:table-cell office:value-type="float" office:value="73.9130434782609" calcext:value-type="float">
            <text:p>73.9130434782609</text:p>
          </table:table-cell>
          <table:table-cell office:value-type="float" office:value="21.25" calcext:value-type="float">
            <text:p>21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90.9356725146199" calcext:value-type="float">
            <text:p>90.9356725146199</text:p>
          </table:table-cell>
          <table:table-cell office:value-type="float" office:value="3.44827586206897" calcext:value-type="float">
            <text:p>3.44827586206897</text:p>
          </table:table-cell>
          <table:table-cell office:value-type="float" office:value="25" calcext:value-type="float">
            <text:p>25</text:p>
          </table:table-cell>
          <table:table-cell office:value-type="float" office:value="6.06060606060606" calcext:value-type="float">
            <text:p>6.06060606060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cursiveSelection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6.3063063063063" calcext:value-type="float">
            <text:p>86.3063063063063</text:p>
          </table:table-cell>
          <table:table-cell office:value-type="float" office:value="9.21052631578947" calcext:value-type="float">
            <text:p>9.21052631578947</text:p>
          </table:table-cell>
          <table:table-cell office:value-type="float" office:value="50" calcext:value-type="float">
            <text:p>50</text:p>
          </table:table-cell>
          <table:table-cell office:value-type="float" office:value="15.5555555555556" calcext:value-type="float">
            <text:p>15.555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70.9090909090909" calcext:value-type="float">
            <text:p>70.9090909090909</text:p>
          </table:table-cell>
          <table:table-cell office:value-type="float" office:value="13.4615384615385" calcext:value-type="float">
            <text:p>13.4615384615385</text:p>
          </table:table-cell>
          <table:table-cell office:value-type="float" office:value="70" calcext:value-type="float">
            <text:p>70</text:p>
          </table:table-cell>
          <table:table-cell office:value-type="float" office:value="22.5806451612903" calcext:value-type="float">
            <text:p>22.580645161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1.055900621118" calcext:value-type="float">
            <text:p>81.055900621118</text:p>
          </table:table-cell>
          <table:table-cell office:value-type="float" office:value="11.878453038674" calcext:value-type="float">
            <text:p>11.878453038674</text:p>
          </table:table-cell>
          <table:table-cell office:value-type="float" office:value="47.7777777777778" calcext:value-type="float">
            <text:p>47.7777777777778</text:p>
          </table:table-cell>
          <table:table-cell office:value-type="float" office:value="19.0265486725664" calcext:value-type="float">
            <text:p>19.0265486725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a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75.9936406995231" calcext:value-type="float">
            <text:p>75.9936406995231</text:p>
          </table:table-cell>
          <table:table-cell office:value-type="float" office:value="18.3006535947712" calcext:value-type="float">
            <text:p>18.3006535947712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27.0531400966184" calcext:value-type="float">
            <text:p>27.0531400966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shAndTakeOu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34.7245409015025" calcext:value-type="float">
            <text:p>34.7245409015025</text:p>
          </table:table-cell>
          <table:table-cell office:value-type="float" office:value="16.1731207289294" calcext:value-type="float">
            <text:p>16.1731207289294</text:p>
          </table:table-cell>
          <table:table-cell office:value-type="float" office:value="75.531914893617" calcext:value-type="float">
            <text:p>75.531914893617</text:p>
          </table:table-cell>
          <table:table-cell office:value-type="float" office:value="26.6416510318949" calcext:value-type="float">
            <text:p>26.6416510318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woPre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80.4878048780488" calcext:value-type="float">
            <text:p>80.4878048780488</text:p>
          </table:table-cell>
          <table:table-cell office:value-type="float" office:value="20.3703703703704" calcext:value-type="float">
            <text:p>20.3703703703704</text:p>
          </table:table-cell>
          <table:table-cell office:value-type="float" office:value="68.75" calcext:value-type="float">
            <text:p>68.75</text:p>
          </table:table-cell>
          <table:table-cell office:value-type="float" office:value="31.4285714285714" calcext:value-type="float">
            <text:p>31.4285714285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x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52.4201853759011" calcext:value-type="float">
            <text:p>52.4201853759011</text:p>
          </table:table-cell>
          <table:table-cell office:value-type="float" office:value="10.5326876513317" calcext:value-type="float">
            <text:p>10.5326876513317</text:p>
          </table:table-cell>
          <table:table-cell office:value-type="float" office:value="73.728813559322" calcext:value-type="float">
            <text:p>73.728813559322</text:p>
          </table:table-cell>
          <table:table-cell office:value-type="float" office:value="18.4322033898305" calcext:value-type="float">
            <text:p>18.4322033898305</text:p>
          </table:table-cell>
        </table:table-row>
      </table:table>
      <table:table table:name="Metrics_Equi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Program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85.4096520763187" calcext:value-type="float">
            <text:p>85.4096520763187</text:p>
          </table:table-cell>
          <table:table-cell office:value-type="float" office:value="22.680412371134" calcext:value-type="float">
            <text:p>22.68041237113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25.2873563218391" calcext:value-type="float">
            <text:p>25.2873563218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71.3203463203463" calcext:value-type="float">
            <text:p>71.3203463203463</text:p>
          </table:table-cell>
          <table:table-cell office:value-type="float" office:value="14.6245059288538" calcext:value-type="float">
            <text:p>14.6245059288538</text:p>
          </table:table-cell>
          <table:table-cell office:value-type="float" office:value="43.0232558139535" calcext:value-type="float">
            <text:p>43.0232558139535</text:p>
          </table:table-cell>
          <table:table-cell office:value-type="float" office:value="21.8289085545723" calcext:value-type="float">
            <text:p>21.8289085545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I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70.1923076923077" calcext:value-type="float">
            <text:p>70.1923076923077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100" calcext:value-type="float">
            <text:p>100</text:p>
          </table:table-cell>
          <table:table-cell office:value-type="float" office:value="16.2162162162162" calcext:value-type="float">
            <text:p>16.2162162162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Palindrom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77.710843373494" calcext:value-type="float">
            <text:p>77.710843373494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60" calcext:value-type="float">
            <text:p>60</text:p>
          </table:table-cell>
          <table:table-cell office:value-type="float" office:value="39.344262295082" calcext:value-type="float">
            <text:p>39.344262295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untPositiv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60.9271523178808" calcext:value-type="float">
            <text:p>60.9271523178808</text:p>
          </table:table-cell>
          <table:table-cell office:value-type="float" office:value="12.1212121212121" calcext:value-type="float">
            <text:p>12.1212121212121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21.3333333333333" calcext:value-type="float">
            <text:p>21.3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-plu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84.9502487562189" calcext:value-type="float">
            <text:p>84.9502487562189</text:p>
          </table:table-cell>
          <table:table-cell office:value-type="float" office:value="26.4058679706601" calcext:value-type="float">
            <text:p>26.4058679706601</text:p>
          </table:table-cell>
          <table:table-cell office:value-type="float" office:value="63.5294117647059" calcext:value-type="float">
            <text:p>63.5294117647059</text:p>
          </table:table-cell>
          <table:table-cell office:value-type="float" office:value="37.3056994818653" calcext:value-type="float">
            <text:p>37.3056994818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Revers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87.2983870967742" calcext:value-type="float">
            <text:p>87.2983870967742</text:p>
          </table:table-cell>
          <table:table-cell office:value-type="float" office:value="37.5" calcext:value-type="float">
            <text:p>37.5</text:p>
          </table:table-cell>
          <table:table-cell office:value-type="float" office:value="69.7674418604651" calcext:value-type="float">
            <text:p>69.7674418604651</text:p>
          </table:table-cell>
          <table:table-cell office:value-type="float" office:value="48.7804878048781" calcext:value-type="float">
            <text:p>48.7804878048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Las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61.6161616161616" calcext:value-type="float">
            <text:p>61.6161616161616</text:p>
          </table:table-cell>
          <table:table-cell office:value-type="float" office:value="8.53658536585366" calcext:value-type="float">
            <text:p>8.53658536585366</text:p>
          </table:table-cell>
          <table:table-cell office:value-type="float" office:value="87.5" calcext:value-type="float">
            <text:p>87.5</text:p>
          </table:table-cell>
          <table:table-cell office:value-type="float" office:value="15.5555555555556" calcext:value-type="float">
            <text:p>15.555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V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5.2631578947369" calcext:value-type="float">
            <text:p>75.2631578947369</text:p>
          </table:table-cell>
          <table:table-cell office:value-type="float" office:value="10.6382978723404" calcext:value-type="float">
            <text:p>10.6382978723404</text:p>
          </table:table-cell>
          <table:table-cell office:value-type="float" office:value="50" calcext:value-type="float">
            <text:p>50</text:p>
          </table:table-cell>
          <table:table-cell office:value-type="float" office:value="17.5438596491228" calcext:value-type="float">
            <text:p>17.5438596491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9.8066595059076" calcext:value-type="float">
            <text:p>79.8066595059076</text:p>
          </table:table-cell>
          <table:table-cell office:value-type="float" office:value="20" calcext:value-type="float">
            <text:p>20</text:p>
          </table:table-cell>
          <table:table-cell office:value-type="float" office:value="32.6315789473684" calcext:value-type="float">
            <text:p>32.6315789473684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versePermut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4.4097222222222" calcext:value-type="float">
            <text:p>64.4097222222222</text:p>
          </table:table-cell>
          <table:table-cell office:value-type="float" office:value="15.962441314554" calcext:value-type="float">
            <text:p>15.962441314554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24.9084249084249" calcext:value-type="float">
            <text:p>24.9084249084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day-jdat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84.9344204182914" calcext:value-type="float">
            <text:p>84.9344204182914</text:p>
          </table:table-cell>
          <table:table-cell office:value-type="float" office:value="9.31372549019608" calcext:value-type="float">
            <text:p>9.31372549019608</text:p>
          </table:table-cell>
          <table:table-cell office:value-type="float" office:value="40.8602150537634" calcext:value-type="float">
            <text:p>40.8602150537634</text:p>
          </table:table-cell>
          <table:table-cell office:value-type="float" office:value="15.1696606786427" calcext:value-type="float">
            <text:p>15.1696606786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t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80.3468208092486" calcext:value-type="float">
            <text:p>80.3468208092486</text:p>
          </table:table-cell>
          <table:table-cell office:value-type="float" office:value="12.1212121212121" calcext:value-type="float">
            <text:p>12.1212121212121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19.047619047619" calcext:value-type="float">
            <text:p>19.047619047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R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78.0346820809249" calcext:value-type="float">
            <text:p>78.0346820809249</text:p>
          </table:table-cell>
          <table:table-cell office:value-type="float" office:value="36.5079365079365" calcext:value-type="float">
            <text:p>36.5079365079365</text:p>
          </table:table-cell>
          <table:table-cell office:value-type="float" office:value="49.6402877697842" calcext:value-type="float">
            <text:p>49.6402877697842</text:p>
          </table:table-cell>
          <table:table-cell office:value-type="float" office:value="42.0731707317073" calcext:value-type="float">
            <text:p>42.0731707317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79.4147325933401" calcext:value-type="float">
            <text:p>79.4147325933401</text:p>
          </table:table-cell>
          <table:table-cell office:value-type="float" office:value="8.29268292682927" calcext:value-type="float">
            <text:p>8.29268292682927</text:p>
          </table:table-cell>
          <table:table-cell office:value-type="float" office:value="51.5151515151515" calcext:value-type="float">
            <text:p>51.5151515151515</text:p>
          </table:table-cell>
          <table:table-cell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m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66.2251655629139" calcext:value-type="float">
            <text:p>66.2251655629139</text:p>
          </table:table-cell>
          <table:table-cell office:value-type="float" office:value="11.3207547169811" calcext:value-type="float">
            <text:p>11.3207547169811</text:p>
          </table:table-cell>
          <table:table-cell office:value-type="float" office:value="60" calcext:value-type="float">
            <text:p>60</text:p>
          </table:table-cell>
          <table:table-cell office:value-type="float" office:value="19.0476190476191" calcext:value-type="float">
            <text:p>19.0476190476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ddOrPo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47.0914127423823" calcext:value-type="float">
            <text:p>47.0914127423823</text:p>
          </table:table-cell>
          <table:table-cell office:value-type="float" office:value="18.974358974359" calcext:value-type="float">
            <text:p>18.974358974359</text:p>
          </table:table-cell>
          <table:table-cell office:value-type="float" office:value="52.8571428571429" calcext:value-type="float">
            <text:p>52.8571428571429</text:p>
          </table:table-cell>
          <table:table-cell office:value-type="float" office:value="27.9245283018868" calcext:value-type="float">
            <text:p>27.9245283018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73.8805970149254" calcext:value-type="float">
            <text:p>73.8805970149254</text:p>
          </table:table-cell>
          <table:table-cell office:value-type="float" office:value="6.75675675675676" calcext:value-type="float">
            <text:p>6.75675675675676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intPrime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83.6363636363636" calcext:value-type="float">
            <text:p>83.6363636363636</text:p>
          </table:table-cell>
          <table:table-cell office:value-type="float" office:value="24.7191011235955" calcext:value-type="float">
            <text:p>24.7191011235955</text:p>
          </table:table-cell>
          <table:table-cell office:value-type="float" office:value="30.5555555555556" calcext:value-type="float">
            <text:p>30.5555555555556</text:p>
          </table:table-cell>
          <table:table-cell office:value-type="float" office:value="27.3291925465838" calcext:value-type="float">
            <text:p>27.32919254658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80.0194931773879" calcext:value-type="float">
            <text:p>80.0194931773879</text:p>
          </table:table-cell>
          <table:table-cell office:value-type="float" office:value="13.6094674556213" calcext:value-type="float">
            <text:p>13.6094674556213</text:p>
          </table:table-cell>
          <table:table-cell office:value-type="float" office:value="28.0487804878049" calcext:value-type="float">
            <text:p>28.0487804878049</text:p>
          </table:table-cell>
          <table:table-cell office:value-type="float" office:value="18.3266932270916" calcext:value-type="float">
            <text:p>18.3266932270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cursiveSelection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60.3603603603604" calcext:value-type="float">
            <text:p>60.3603603603604</text:p>
          </table:table-cell>
          <table:table-cell office:value-type="float" office:value="10.3004291845494" calcext:value-type="float">
            <text:p>10.3004291845494</text:p>
          </table:table-cell>
          <table:table-cell office:value-type="float" office:value="68.5714285714286" calcext:value-type="float">
            <text:p>68.5714285714286</text:p>
          </table:table-cell>
          <table:table-cell office:value-type="float" office:value="17.910447761194" calcext:value-type="float">
            <text:p>17.910447761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65.4545454545455" calcext:value-type="float">
            <text:p>65.4545454545455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81.8181818181818" calcext:value-type="float">
            <text:p>81.81818181818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38.6645962732919" calcext:value-type="float">
            <text:p>38.6645962732919</text:p>
          </table:table-cell>
          <table:table-cell office:value-type="float" office:value="22.174226061915" calcext:value-type="float">
            <text:p>22.174226061915</text:p>
          </table:table-cell>
          <table:table-cell office:value-type="float" office:value="74.7572815533981" calcext:value-type="float">
            <text:p>74.7572815533981</text:p>
          </table:table-cell>
          <table:table-cell office:value-type="float" office:value="34.2032204330927" calcext:value-type="float">
            <text:p>34.2032204330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a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53.2591414944356" calcext:value-type="float">
            <text:p>53.2591414944356</text:p>
          </table:table-cell>
          <table:table-cell office:value-type="float" office:value="11.6504854368932" calcext:value-type="float">
            <text:p>11.6504854368932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19.672131147541" calcext:value-type="float">
            <text:p>19.672131147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shAndTakeOu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68.6143572621035" calcext:value-type="float">
            <text:p>68.6143572621035</text:p>
          </table:table-cell>
          <table:table-cell office:value-type="float" office:value="8.29015544041451" calcext:value-type="float">
            <text:p>8.29015544041451</text:p>
          </table:table-cell>
          <table:table-cell office:value-type="float" office:value="59.2592592592593" calcext:value-type="float">
            <text:p>59.2592592592593</text:p>
          </table:table-cell>
          <table:table-cell office:value-type="float" office:value="14.5454545454545" calcext:value-type="float">
            <text:p>14.5454545454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woPre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71.9512195121951" calcext:value-type="float">
            <text:p>71.9512195121951</text:p>
          </table:table-cell>
          <table:table-cell office:value-type="float" office:value="11.864406779661" calcext:value-type="float">
            <text:p>11.864406779661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16.8674698795181" calcext:value-type="float">
            <text:p>16.8674698795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x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72.0494335736354" calcext:value-type="float">
            <text:p>72.0494335736354</text:p>
          </table:table-cell>
          <table:table-cell office:value-type="float" office:value="15.2159013022618" calcext:value-type="float">
            <text:p>15.2159013022618</text:p>
          </table:table-cell>
          <table:table-cell office:value-type="float" office:value="64.9122807017544" calcext:value-type="float">
            <text:p>64.9122807017544</text:p>
          </table:table-cell>
          <table:table-cell office:value-type="float" office:value="24.6529705719045" calcext:value-type="float">
            <text:p>24.6529705719045</text:p>
          </table:table-cell>
        </table:table-row>
      </table:table>
      <table:table table:name="LatexTable" table:style-name="ta1"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ce1"/>
        <table:table-column table:style-name="co10" table:default-cell-style-name="Default"/>
        <table:table-column table:style-name="co7" table:default-cell-style-name="ce1"/>
        <table:table-column table:style-name="co10" table:default-cell-style-name="Default"/>
        <table:table-column table:style-name="co7" table:default-cell-style-name="ce1"/>
        <table:table-column table:style-name="co10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% Data generated by getBestClassifierForPrograms function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% Parameter used to generate .csv files in Classification folder | --allClassifiers –allPrograms –allColumns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centering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caption{Melhores classificadores para classificação de cada um dos programas e as respectivas métricas}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label{table:BestClassifiers_Programs}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%\resizebox{\columnwidth}{!}{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resizebox{!}{0.5\textheight}{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begin{tabular}{ll||r|r|r|r|r}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hline 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textbf{Program ID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Classifier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Accuracy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Precision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Recall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F1}</text:p>
          </table:table-cell>
          <table:table-cell office:value-type="string" calcext:value-type="string">
            <text:p><text:s/>\\ \hline \hline</text:p>
          </table:table-cell>
        </table:table-row>
        <table:table-row table:style-name="ro1">
          <table:table-cell office:value-type="string" calcext:value-type="string">
            <text:p>\multicolumn{1}{l}{\multirow{2}{*}{\#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E2]" office:value-type="float" office:value="56.7901234567901" calcext:value-type="float">
            <text:p>56.79</text:p>
          </table:table-cell>
          <table:table-cell office:value-type="string" calcext:value-type="string">
            <text:p>&amp;</text:p>
          </table:table-cell>
          <table:table-cell table:formula="of:=[$Metrics_Min.F2]" office:value-type="float" office:value="22.4890829694323" calcext:value-type="float">
            <text:p>22.49</text:p>
          </table:table-cell>
          <table:table-cell office:value-type="string" calcext:value-type="string">
            <text:p>&amp;</text:p>
          </table:table-cell>
          <table:table-cell table:formula="of:=[$Metrics_Min.G2]" office:value-type="float" office:value="77.4436090225564" calcext:value-type="float">
            <text:p>77.44</text:p>
          </table:table-cell>
          <table:table-cell office:value-type="string" calcext:value-type="string">
            <text:p>&amp;</text:p>
          </table:table-cell>
          <table:table-cell table:formula="of:=[$Metrics_Min.H2]" office:value-type="float" office:value="34.8561759729272" calcext:value-type="float">
            <text:p>34.8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E2]" office:value-type="float" office:value="85.4096520763187" calcext:value-type="float">
            <text:p>85.41</text:p>
          </table:table-cell>
          <table:table-cell office:value-type="string" calcext:value-type="string">
            <text:p>&amp;</text:p>
          </table:table-cell>
          <table:table-cell table:formula="of:=[$Metrics_Equi.F2]" office:value-type="float" office:value="22.680412371134" calcext:value-type="float">
            <text:p>22.68</text:p>
          </table:table-cell>
          <table:table-cell office:value-type="string" calcext:value-type="string">
            <text:p>&amp;</text:p>
          </table:table-cell>
          <table:table-cell table:formula="of:=[$Metrics_Equi.G2]" office:value-type="float" office:value="28.5714285714286" calcext:value-type="float">
            <text:p>28.57</text:p>
          </table:table-cell>
          <table:table-cell office:value-type="string" calcext:value-type="string">
            <text:p>&amp;</text:p>
          </table:table-cell>
          <table:table-cell table:formula="of:=[$Metrics_Equi.H2]" office:value-type="float" office:value="25.2873563218391" calcext:value-type="float">
            <text:p>25.2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3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E3]" office:value-type="float" office:value="73.0519480519481" calcext:value-type="float">
            <text:p>73.05</text:p>
          </table:table-cell>
          <table:table-cell office:value-type="string" calcext:value-type="string">
            <text:p>&amp;</text:p>
          </table:table-cell>
          <table:table-cell table:formula="of:=[$Metrics_Min.F3]" office:value-type="float" office:value="16.2162162162162" calcext:value-type="float">
            <text:p>16.22</text:p>
          </table:table-cell>
          <table:table-cell office:value-type="string" calcext:value-type="string">
            <text:p>&amp;</text:p>
          </table:table-cell>
          <table:table-cell table:formula="of:=[$Metrics_Min.G3]" office:value-type="float" office:value="56.7567567567568" calcext:value-type="float">
            <text:p>56.76</text:p>
          </table:table-cell>
          <table:table-cell office:value-type="string" calcext:value-type="string">
            <text:p>&amp;</text:p>
          </table:table-cell>
          <table:table-cell table:formula="of:=[$Metrics_Min.H3]" office:value-type="float" office:value="25.2252252252252" calcext:value-type="float">
            <text:p>25.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3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E3]" office:value-type="float" office:value="71.3203463203463" calcext:value-type="float">
            <text:p>71.32</text:p>
          </table:table-cell>
          <table:table-cell office:value-type="string" calcext:value-type="string">
            <text:p>&amp;</text:p>
          </table:table-cell>
          <table:table-cell table:formula="of:=[$Metrics_Equi.F3]" office:value-type="float" office:value="14.6245059288538" calcext:value-type="float">
            <text:p>14.62</text:p>
          </table:table-cell>
          <table:table-cell office:value-type="string" calcext:value-type="string">
            <text:p>&amp;</text:p>
          </table:table-cell>
          <table:table-cell table:formula="of:=[$Metrics_Equi.G3]" office:value-type="float" office:value="43.0232558139535" calcext:value-type="float">
            <text:p>43.02</text:p>
          </table:table-cell>
          <table:table-cell office:value-type="string" calcext:value-type="string">
            <text:p>&amp;</text:p>
          </table:table-cell>
          <table:table-cell table:formula="of:=[$Metrics_Equi.H3]" office:value-type="float" office:value="21.8289085545723" calcext:value-type="float">
            <text:p>21.8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4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Min.E4]" office:value-type="float" office:value="22.1153846153846" calcext:value-type="float">
            <text:p>22.12</text:p>
          </table:table-cell>
          <table:table-cell office:value-type="string" calcext:value-type="string">
            <text:p>&amp;</text:p>
          </table:table-cell>
          <table:table-cell table:formula="of:=[$Metrics_Min.F4]" office:value-type="float" office:value="15.4929577464789" calcext:value-type="float">
            <text:p>15.49</text:p>
          </table:table-cell>
          <table:table-cell office:value-type="string" calcext:value-type="string">
            <text:p>&amp;</text:p>
          </table:table-cell>
          <table:table-cell table:formula="of:=[$Metrics_Min.G4]" office:value-type="float" office:value="34.375" calcext:value-type="float">
            <text:p>34.38</text:p>
          </table:table-cell>
          <table:table-cell office:value-type="string" calcext:value-type="string">
            <text:p>&amp;</text:p>
          </table:table-cell>
          <table:table-cell table:formula="of:=[$Metrics_Min.H4]" office:value-type="float" office:value="21.3592233009709" calcext:value-type="float">
            <text:p>21.3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4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Equi.E4]" office:value-type="float" office:value="70.1923076923077" calcext:value-type="float">
            <text:p>70.19</text:p>
          </table:table-cell>
          <table:table-cell office:value-type="string" calcext:value-type="string">
            <text:p>&amp;</text:p>
          </table:table-cell>
          <table:table-cell table:formula="of:=[$Metrics_Equi.F4]" office:value-type="float" office:value="8.82352941176471" calcext:value-type="float">
            <text:p>8.82</text:p>
          </table:table-cell>
          <table:table-cell office:value-type="string" calcext:value-type="string">
            <text:p>&amp;</text:p>
          </table:table-cell>
          <table:table-cell table:formula="of:=[$Metrics_Equi.G4]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[$Metrics_Equi.H4]" office:value-type="float" office:value="16.2162162162162" calcext:value-type="float">
            <text:p>16.2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5]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Min.E5]" office:value-type="float" office:value="84.3373493975904" calcext:value-type="float">
            <text:p>84.34</text:p>
          </table:table-cell>
          <table:table-cell office:value-type="string" calcext:value-type="string">
            <text:p>&amp;</text:p>
          </table:table-cell>
          <table:table-cell table:formula="of:=[$Metrics_Min.F5]" office:value-type="float" office:value="15.7894736842105" calcext:value-type="float">
            <text:p>15.79</text:p>
          </table:table-cell>
          <table:table-cell office:value-type="string" calcext:value-type="string">
            <text:p>&amp;</text:p>
          </table:table-cell>
          <table:table-cell table:formula="of:=[$Metrics_Min.G5]" office:value-type="float" office:value="23.0769230769231" calcext:value-type="float">
            <text:p>23.08</text:p>
          </table:table-cell>
          <table:table-cell office:value-type="string" calcext:value-type="string">
            <text:p>&amp;</text:p>
          </table:table-cell>
          <table:table-cell table:formula="of:=[$Metrics_Min.H5]" office:value-type="float" office:value="18.75" calcext:value-type="float">
            <text:p>18.7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5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E5]" office:value-type="float" office:value="77.710843373494" calcext:value-type="float">
            <text:p>77.71</text:p>
          </table:table-cell>
          <table:table-cell office:value-type="string" calcext:value-type="string">
            <text:p>&amp;</text:p>
          </table:table-cell>
          <table:table-cell table:formula="of:=[$Metrics_Equi.F5]" office:value-type="float" office:value="29.2682926829268" calcext:value-type="float">
            <text:p>29.27</text:p>
          </table:table-cell>
          <table:table-cell office:value-type="string" calcext:value-type="string">
            <text:p>&amp;</text:p>
          </table:table-cell>
          <table:table-cell table:formula="of:=[$Metrics_Equi.G5]" office:value-type="float" office:value="60" calcext:value-type="float">
            <text:p>60.00</text:p>
          </table:table-cell>
          <table:table-cell office:value-type="string" calcext:value-type="string">
            <text:p>&amp;</text:p>
          </table:table-cell>
          <table:table-cell table:formula="of:=[$Metrics_Equi.H5]" office:value-type="float" office:value="39.344262295082" calcext:value-type="float">
            <text:p>39.3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6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E6]" office:value-type="float" office:value="68.8741721854305" calcext:value-type="float">
            <text:p>68.87</text:p>
          </table:table-cell>
          <table:table-cell office:value-type="string" calcext:value-type="string">
            <text:p>&amp;</text:p>
          </table:table-cell>
          <table:table-cell table:formula="of:=[$Metrics_Min.F6]" office:value-type="float" office:value="4.65116279069768" calcext:value-type="float">
            <text:p>4.65</text:p>
          </table:table-cell>
          <table:table-cell office:value-type="string" calcext:value-type="string">
            <text:p>&amp;</text:p>
          </table:table-cell>
          <table:table-cell table:formula="of:=[$Metrics_Min.G6]" office:value-type="float" office:value="25" calcext:value-type="float">
            <text:p>25.00</text:p>
          </table:table-cell>
          <table:table-cell office:value-type="string" calcext:value-type="string">
            <text:p>&amp;</text:p>
          </table:table-cell>
          <table:table-cell table:formula="of:=[$Metrics_Min.H6]" office:value-type="float" office:value="7.84313725490196" calcext:value-type="float">
            <text:p>7.8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6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E6]" office:value-type="float" office:value="60.9271523178808" calcext:value-type="float">
            <text:p>60.93</text:p>
          </table:table-cell>
          <table:table-cell office:value-type="string" calcext:value-type="string">
            <text:p>&amp;</text:p>
          </table:table-cell>
          <table:table-cell table:formula="of:=[$Metrics_Equi.F6]" office:value-type="float" office:value="12.1212121212121" calcext:value-type="float">
            <text:p>12.12</text:p>
          </table:table-cell>
          <table:table-cell office:value-type="string" calcext:value-type="string">
            <text:p>&amp;</text:p>
          </table:table-cell>
          <table:table-cell table:formula="of:=[$Metrics_Equi.G6]" office:value-type="float" office:value="88.8888888888889" calcext:value-type="float">
            <text:p>88.89</text:p>
          </table:table-cell>
          <table:table-cell office:value-type="string" calcext:value-type="string">
            <text:p>&amp;</text:p>
          </table:table-cell>
          <table:table-cell table:formula="of:=[$Metrics_Equi.H6]" office:value-type="float" office:value="21.3333333333333" calcext:value-type="float">
            <text:p>21.3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7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Min.E7]" office:value-type="float" office:value="66.5837479270315" calcext:value-type="float">
            <text:p>66.58</text:p>
          </table:table-cell>
          <table:table-cell office:value-type="string" calcext:value-type="string">
            <text:p>&amp;</text:p>
          </table:table-cell>
          <table:table-cell table:formula="of:=[$Metrics_Min.F7]" office:value-type="float" office:value="18.2767624020888" calcext:value-type="float">
            <text:p>18.28</text:p>
          </table:table-cell>
          <table:table-cell office:value-type="string" calcext:value-type="string">
            <text:p>&amp;</text:p>
          </table:table-cell>
          <table:table-cell table:formula="of:=[$Metrics_Min.G7]" office:value-type="float" office:value="43.75" calcext:value-type="float">
            <text:p>43.75</text:p>
          </table:table-cell>
          <table:table-cell office:value-type="string" calcext:value-type="string">
            <text:p>&amp;</text:p>
          </table:table-cell>
          <table:table-cell table:formula="of:=[$Metrics_Min.H7]" office:value-type="float" office:value="25.7826887661142" calcext:value-type="float">
            <text:p>25.7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7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E7]" office:value-type="float" office:value="84.9502487562189" calcext:value-type="float">
            <text:p>84.95</text:p>
          </table:table-cell>
          <table:table-cell office:value-type="string" calcext:value-type="string">
            <text:p>&amp;</text:p>
          </table:table-cell>
          <table:table-cell table:formula="of:=[$Metrics_Equi.F7]" office:value-type="float" office:value="26.4058679706601" calcext:value-type="float">
            <text:p>26.41</text:p>
          </table:table-cell>
          <table:table-cell office:value-type="string" calcext:value-type="string">
            <text:p>&amp;</text:p>
          </table:table-cell>
          <table:table-cell table:formula="of:=[$Metrics_Equi.G7]" office:value-type="float" office:value="63.5294117647059" calcext:value-type="float">
            <text:p>63.53</text:p>
          </table:table-cell>
          <table:table-cell office:value-type="string" calcext:value-type="string">
            <text:p>&amp;</text:p>
          </table:table-cell>
          <table:table-cell table:formula="of:=[$Metrics_Equi.H7]" office:value-type="float" office:value="37.3056994818653" calcext:value-type="float">
            <text:p>37.3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8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E8]" office:value-type="float" office:value="57.8629032258065" calcext:value-type="float">
            <text:p>57.86</text:p>
          </table:table-cell>
          <table:table-cell office:value-type="string" calcext:value-type="string">
            <text:p>&amp;</text:p>
          </table:table-cell>
          <table:table-cell table:formula="of:=[$Metrics_Min.F8]" office:value-type="float" office:value="2.35849056603774" calcext:value-type="float">
            <text:p>2.36</text:p>
          </table:table-cell>
          <table:table-cell office:value-type="string" calcext:value-type="string">
            <text:p>&amp;</text:p>
          </table:table-cell>
          <table:table-cell table:formula="of:=[$Metrics_Min.G8]" office:value-type="float" office:value="71.4285714285714" calcext:value-type="float">
            <text:p>71.43</text:p>
          </table:table-cell>
          <table:table-cell office:value-type="string" calcext:value-type="string">
            <text:p>&amp;</text:p>
          </table:table-cell>
          <table:table-cell table:formula="of:=[$Metrics_Min.H8]" office:value-type="float" office:value="4.5662100456621" calcext:value-type="float">
            <text:p>4.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8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E8]" office:value-type="float" office:value="87.2983870967742" calcext:value-type="float">
            <text:p>87.30</text:p>
          </table:table-cell>
          <table:table-cell office:value-type="string" calcext:value-type="string">
            <text:p>&amp;</text:p>
          </table:table-cell>
          <table:table-cell table:formula="of:=[$Metrics_Equi.F8]" office:value-type="float" office:value="37.5" calcext:value-type="float">
            <text:p>37.50</text:p>
          </table:table-cell>
          <table:table-cell office:value-type="string" calcext:value-type="string">
            <text:p>&amp;</text:p>
          </table:table-cell>
          <table:table-cell table:formula="of:=[$Metrics_Equi.G8]" office:value-type="float" office:value="69.7674418604651" calcext:value-type="float">
            <text:p>69.77</text:p>
          </table:table-cell>
          <table:table-cell office:value-type="string" calcext:value-type="string">
            <text:p>&amp;</text:p>
          </table:table-cell>
          <table:table-cell table:formula="of:=[$Metrics_Equi.H8]" office:value-type="float" office:value="48.7804878048781" calcext:value-type="float">
            <text:p>48.7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9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E9]" office:value-type="float" office:value="81.8181818181818" calcext:value-type="float">
            <text:p>81.82</text:p>
          </table:table-cell>
          <table:table-cell office:value-type="string" calcext:value-type="string">
            <text:p>&amp;</text:p>
          </table:table-cell>
          <table:table-cell table:formula="of:=[$Metrics_Min.F9]" office:value-type="float" office:value="44.7368421052632" calcext:value-type="float">
            <text:p>44.74</text:p>
          </table:table-cell>
          <table:table-cell office:value-type="string" calcext:value-type="string">
            <text:p>&amp;</text:p>
          </table:table-cell>
          <table:table-cell table:formula="of:=[$Metrics_Min.G9]" office:value-type="float" office:value="53.125" calcext:value-type="float">
            <text:p>53.13</text:p>
          </table:table-cell>
          <table:table-cell office:value-type="string" calcext:value-type="string">
            <text:p>&amp;</text:p>
          </table:table-cell>
          <table:table-cell table:formula="of:=[$Metrics_Min.H9]" office:value-type="float" office:value="48.5714285714286" calcext:value-type="float">
            <text:p>48.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9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E9]" office:value-type="float" office:value="61.6161616161616" calcext:value-type="float">
            <text:p>61.62</text:p>
          </table:table-cell>
          <table:table-cell office:value-type="string" calcext:value-type="string">
            <text:p>&amp;</text:p>
          </table:table-cell>
          <table:table-cell table:formula="of:=[$Metrics_Equi.F9]" office:value-type="float" office:value="8.53658536585366" calcext:value-type="float">
            <text:p>8.54</text:p>
          </table:table-cell>
          <table:table-cell office:value-type="string" calcext:value-type="string">
            <text:p>&amp;</text:p>
          </table:table-cell>
          <table:table-cell table:formula="of:=[$Metrics_Equi.G9]" office:value-type="float" office:value="87.5" calcext:value-type="float">
            <text:p>87.50</text:p>
          </table:table-cell>
          <table:table-cell office:value-type="string" calcext:value-type="string">
            <text:p>&amp;</text:p>
          </table:table-cell>
          <table:table-cell table:formula="of:=[$Metrics_Equi.H9]" office:value-type="float" office:value="15.5555555555556" calcext:value-type="float">
            <text:p>15.5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0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Min.E10]" office:value-type="float" office:value="70.5263157894737" calcext:value-type="float">
            <text:p>70.53</text:p>
          </table:table-cell>
          <table:table-cell office:value-type="string" calcext:value-type="string">
            <text:p>&amp;</text:p>
          </table:table-cell>
          <table:table-cell table:formula="of:=[$Metrics_Min.F10]" office:value-type="float" office:value="8.7719298245614" calcext:value-type="float">
            <text:p>8.77</text:p>
          </table:table-cell>
          <table:table-cell office:value-type="string" calcext:value-type="string">
            <text:p>&amp;</text:p>
          </table:table-cell>
          <table:table-cell table:formula="of:=[$Metrics_Min.G10]" office:value-type="float" office:value="55.5555555555556" calcext:value-type="float">
            <text:p>55.56</text:p>
          </table:table-cell>
          <table:table-cell office:value-type="string" calcext:value-type="string">
            <text:p>&amp;</text:p>
          </table:table-cell>
          <table:table-cell table:formula="of:=[$Metrics_Min.H10]" office:value-type="float" office:value="15.1515151515152" calcext:value-type="float">
            <text:p>15.1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0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E10]" office:value-type="float" office:value="75.2631578947369" calcext:value-type="float">
            <text:p>75.26</text:p>
          </table:table-cell>
          <table:table-cell office:value-type="string" calcext:value-type="string">
            <text:p>&amp;</text:p>
          </table:table-cell>
          <table:table-cell table:formula="of:=[$Metrics_Equi.F10]" office:value-type="float" office:value="10.6382978723404" calcext:value-type="float">
            <text:p>10.64</text:p>
          </table:table-cell>
          <table:table-cell office:value-type="string" calcext:value-type="string">
            <text:p>&amp;</text:p>
          </table:table-cell>
          <table:table-cell table:formula="of:=[$Metrics_Equi.G10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Equi.H10]" office:value-type="float" office:value="17.5438596491228" calcext:value-type="float">
            <text:p>17.54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1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E11]" office:value-type="float" office:value="83.4586466165414" calcext:value-type="float">
            <text:p>83.46</text:p>
          </table:table-cell>
          <table:table-cell office:value-type="string" calcext:value-type="string">
            <text:p>&amp;</text:p>
          </table:table-cell>
          <table:table-cell table:formula="of:=[$Metrics_Min.F11]" office:value-type="float" office:value="3.59712230215827" calcext:value-type="float">
            <text:p>3.60</text:p>
          </table:table-cell>
          <table:table-cell office:value-type="string" calcext:value-type="string">
            <text:p>&amp;</text:p>
          </table:table-cell>
          <table:table-cell table:formula="of:=[$Metrics_Min.G11]" office:value-type="float" office:value="20" calcext:value-type="float">
            <text:p>20.00</text:p>
          </table:table-cell>
          <table:table-cell office:value-type="string" calcext:value-type="string">
            <text:p>&amp;</text:p>
          </table:table-cell>
          <table:table-cell table:formula="of:=[$Metrics_Min.H11]" office:value-type="float" office:value="6.09756097560976" calcext:value-type="float">
            <text:p>6.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1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E11]" office:value-type="float" office:value="79.8066595059076" calcext:value-type="float">
            <text:p>79.81</text:p>
          </table:table-cell>
          <table:table-cell office:value-type="string" calcext:value-type="string">
            <text:p>&amp;</text:p>
          </table:table-cell>
          <table:table-cell table:formula="of:=[$Metrics_Equi.F11]" office:value-type="float" office:value="20" calcext:value-type="float">
            <text:p>20.00</text:p>
          </table:table-cell>
          <table:table-cell office:value-type="string" calcext:value-type="string">
            <text:p>&amp;</text:p>
          </table:table-cell>
          <table:table-cell table:formula="of:=[$Metrics_Equi.G11]" office:value-type="float" office:value="32.6315789473684" calcext:value-type="float">
            <text:p>32.63</text:p>
          </table:table-cell>
          <table:table-cell office:value-type="string" calcext:value-type="string">
            <text:p>&amp;</text:p>
          </table:table-cell>
          <table:table-cell table:formula="of:=[$Metrics_Equi.H11]" office:value-type="float" office:value="24.8" calcext:value-type="float">
            <text:p>24.8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2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Min.E12]" office:value-type="float" office:value="59.7222222222222" calcext:value-type="float">
            <text:p>59.72</text:p>
          </table:table-cell>
          <table:table-cell office:value-type="string" calcext:value-type="string">
            <text:p>&amp;</text:p>
          </table:table-cell>
          <table:table-cell table:formula="of:=[$Metrics_Min.F12]" office:value-type="float" office:value="9.2436974789916" calcext:value-type="float">
            <text:p>9.24</text:p>
          </table:table-cell>
          <table:table-cell office:value-type="string" calcext:value-type="string">
            <text:p>&amp;</text:p>
          </table:table-cell>
          <table:table-cell table:formula="of:=[$Metrics_Min.G12]" office:value-type="float" office:value="57.8947368421053" calcext:value-type="float">
            <text:p>57.89</text:p>
          </table:table-cell>
          <table:table-cell office:value-type="string" calcext:value-type="string">
            <text:p>&amp;</text:p>
          </table:table-cell>
          <table:table-cell table:formula="of:=[$Metrics_Min.H12]" office:value-type="float" office:value="15.9420289855072" calcext:value-type="float">
            <text:p>15.9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2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E12]" office:value-type="float" office:value="64.4097222222222" calcext:value-type="float">
            <text:p>64.41</text:p>
          </table:table-cell>
          <table:table-cell office:value-type="string" calcext:value-type="string">
            <text:p>&amp;</text:p>
          </table:table-cell>
          <table:table-cell table:formula="of:=[$Metrics_Equi.F12]" office:value-type="float" office:value="15.962441314554" calcext:value-type="float">
            <text:p>15.96</text:p>
          </table:table-cell>
          <table:table-cell office:value-type="string" calcext:value-type="string">
            <text:p>&amp;</text:p>
          </table:table-cell>
          <table:table-cell table:formula="of:=[$Metrics_Equi.G12]" office:value-type="float" office:value="56.6666666666667" calcext:value-type="float">
            <text:p>56.67</text:p>
          </table:table-cell>
          <table:table-cell office:value-type="string" calcext:value-type="string">
            <text:p>&amp;</text:p>
          </table:table-cell>
          <table:table-cell table:formula="of:=[$Metrics_Equi.H12]" office:value-type="float" office:value="24.9084249084249" calcext:value-type="float">
            <text:p>24.9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3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E13]" office:value-type="float" office:value="85.5724920241049" calcext:value-type="float">
            <text:p>85.57</text:p>
          </table:table-cell>
          <table:table-cell office:value-type="string" calcext:value-type="string">
            <text:p>&amp;</text:p>
          </table:table-cell>
          <table:table-cell table:formula="of:=[$Metrics_Min.F13]" office:value-type="float" office:value="9.03954802259887" calcext:value-type="float">
            <text:p>9.04</text:p>
          </table:table-cell>
          <table:table-cell office:value-type="string" calcext:value-type="string">
            <text:p>&amp;</text:p>
          </table:table-cell>
          <table:table-cell table:formula="of:=[$Metrics_Min.G13]" office:value-type="float" office:value="27.3504273504273" calcext:value-type="float">
            <text:p>27.35</text:p>
          </table:table-cell>
          <table:table-cell office:value-type="string" calcext:value-type="string">
            <text:p>&amp;</text:p>
          </table:table-cell>
          <table:table-cell table:formula="of:=[$Metrics_Min.H13]" office:value-type="float" office:value="13.588110403397" calcext:value-type="float">
            <text:p>13.5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3]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Equi.E13]" office:value-type="float" office:value="84.9344204182914" calcext:value-type="float">
            <text:p>84.93</text:p>
          </table:table-cell>
          <table:table-cell office:value-type="string" calcext:value-type="string">
            <text:p>&amp;</text:p>
          </table:table-cell>
          <table:table-cell table:formula="of:=[$Metrics_Equi.F13]" office:value-type="float" office:value="9.31372549019608" calcext:value-type="float">
            <text:p>9.31</text:p>
          </table:table-cell>
          <table:table-cell office:value-type="string" calcext:value-type="string">
            <text:p>&amp;</text:p>
          </table:table-cell>
          <table:table-cell table:formula="of:=[$Metrics_Equi.G13]" office:value-type="float" office:value="40.8602150537634" calcext:value-type="float">
            <text:p>40.86</text:p>
          </table:table-cell>
          <table:table-cell office:value-type="string" calcext:value-type="string">
            <text:p>&amp;</text:p>
          </table:table-cell>
          <table:table-cell table:formula="of:=[$Metrics_Equi.H13]" office:value-type="float" office:value="15.1696606786427" calcext:value-type="float">
            <text:p>15.1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4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Min.E14]" office:value-type="float" office:value="61.271676300578" calcext:value-type="float">
            <text:p>61.27</text:p>
          </table:table-cell>
          <table:table-cell office:value-type="string" calcext:value-type="string">
            <text:p>&amp;</text:p>
          </table:table-cell>
          <table:table-cell table:formula="of:=[$Metrics_Min.F14]" office:value-type="float" office:value="7.35294117647059" calcext:value-type="float">
            <text:p>7.35</text:p>
          </table:table-cell>
          <table:table-cell office:value-type="string" calcext:value-type="string">
            <text:p>&amp;</text:p>
          </table:table-cell>
          <table:table-cell table:formula="of:=[$Metrics_Min.G14]" office:value-type="float" office:value="55.5555555555556" calcext:value-type="float">
            <text:p>55.56</text:p>
          </table:table-cell>
          <table:table-cell office:value-type="string" calcext:value-type="string">
            <text:p>&amp;</text:p>
          </table:table-cell>
          <table:table-cell table:formula="of:=[$Metrics_Min.H14]" office:value-type="float" office:value="12.987012987013" calcext:value-type="float">
            <text:p>12.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4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E14]" office:value-type="float" office:value="80.3468208092486" calcext:value-type="float">
            <text:p>80.35</text:p>
          </table:table-cell>
          <table:table-cell office:value-type="string" calcext:value-type="string">
            <text:p>&amp;</text:p>
          </table:table-cell>
          <table:table-cell table:formula="of:=[$Metrics_Equi.F14]" office:value-type="float" office:value="12.1212121212121" calcext:value-type="float">
            <text:p>12.12</text:p>
          </table:table-cell>
          <table:table-cell office:value-type="string" calcext:value-type="string">
            <text:p>&amp;</text:p>
          </table:table-cell>
          <table:table-cell table:formula="of:=[$Metrics_Equi.G14]" office:value-type="float" office:value="44.4444444444444" calcext:value-type="float">
            <text:p>44.44</text:p>
          </table:table-cell>
          <table:table-cell office:value-type="string" calcext:value-type="string">
            <text:p>&amp;</text:p>
          </table:table-cell>
          <table:table-cell table:formula="of:=[$Metrics_Equi.H14]" office:value-type="float" office:value="19.047619047619" calcext:value-type="float">
            <text:p>19.0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5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E15]" office:value-type="float" office:value="65.3179190751445" calcext:value-type="float">
            <text:p>65.32</text:p>
          </table:table-cell>
          <table:table-cell office:value-type="string" calcext:value-type="string">
            <text:p>&amp;</text:p>
          </table:table-cell>
          <table:table-cell table:formula="of:=[$Metrics_Min.F15]" office:value-type="float" office:value="26.8617021276596" calcext:value-type="float">
            <text:p>26.86</text:p>
          </table:table-cell>
          <table:table-cell office:value-type="string" calcext:value-type="string">
            <text:p>&amp;</text:p>
          </table:table-cell>
          <table:table-cell table:formula="of:=[$Metrics_Min.G15]" office:value-type="float" office:value="80.1587301587302" calcext:value-type="float">
            <text:p>80.16</text:p>
          </table:table-cell>
          <table:table-cell office:value-type="string" calcext:value-type="string">
            <text:p>&amp;</text:p>
          </table:table-cell>
          <table:table-cell table:formula="of:=[$Metrics_Min.H15]" office:value-type="float" office:value="40.2390438247012" calcext:value-type="float">
            <text:p>40.2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5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E15]" office:value-type="float" office:value="78.0346820809249" calcext:value-type="float">
            <text:p>78.03</text:p>
          </table:table-cell>
          <table:table-cell office:value-type="string" calcext:value-type="string">
            <text:p>&amp;</text:p>
          </table:table-cell>
          <table:table-cell table:formula="of:=[$Metrics_Equi.F15]" office:value-type="float" office:value="36.5079365079365" calcext:value-type="float">
            <text:p>36.51</text:p>
          </table:table-cell>
          <table:table-cell office:value-type="string" calcext:value-type="string">
            <text:p>&amp;</text:p>
          </table:table-cell>
          <table:table-cell table:formula="of:=[$Metrics_Equi.G15]" office:value-type="float" office:value="49.6402877697842" calcext:value-type="float">
            <text:p>49.64</text:p>
          </table:table-cell>
          <table:table-cell office:value-type="string" calcext:value-type="string">
            <text:p>&amp;</text:p>
          </table:table-cell>
          <table:table-cell table:formula="of:=[$Metrics_Equi.H15]" office:value-type="float" office:value="42.0731707317073" calcext:value-type="float">
            <text:p>42.0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6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E16]" office:value-type="float" office:value="94.752774974773" calcext:value-type="float">
            <text:p>94.75</text:p>
          </table:table-cell>
          <table:table-cell office:value-type="string" calcext:value-type="string">
            <text:p>&amp;</text:p>
          </table:table-cell>
          <table:table-cell table:formula="of:=[$Metrics_Min.F16]" office:value-type="float" office:value="7.14285714285714" calcext:value-type="float">
            <text:p>7.14</text:p>
          </table:table-cell>
          <table:table-cell office:value-type="string" calcext:value-type="string">
            <text:p>&amp;</text:p>
          </table:table-cell>
          <table:table-cell table:formula="of:=[$Metrics_Min.G16]" office:value-type="float" office:value="7.14285714285714" calcext:value-type="float">
            <text:p>7.14</text:p>
          </table:table-cell>
          <table:table-cell office:value-type="string" calcext:value-type="string">
            <text:p>&amp;</text:p>
          </table:table-cell>
          <table:table-cell table:formula="of:=[$Metrics_Min.H16]" office:value-type="float" office:value="7.14285714285714" calcext:value-type="float">
            <text:p>7.1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6]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Equi.E16]" office:value-type="float" office:value="79.4147325933401" calcext:value-type="float">
            <text:p>79.41</text:p>
          </table:table-cell>
          <table:table-cell office:value-type="string" calcext:value-type="string">
            <text:p>&amp;</text:p>
          </table:table-cell>
          <table:table-cell table:formula="of:=[$Metrics_Equi.F16]" office:value-type="float" office:value="8.29268292682927" calcext:value-type="float">
            <text:p>8.29</text:p>
          </table:table-cell>
          <table:table-cell office:value-type="string" calcext:value-type="string">
            <text:p>&amp;</text:p>
          </table:table-cell>
          <table:table-cell table:formula="of:=[$Metrics_Equi.G16]" office:value-type="float" office:value="51.5151515151515" calcext:value-type="float">
            <text:p>51.52</text:p>
          </table:table-cell>
          <table:table-cell office:value-type="string" calcext:value-type="string">
            <text:p>&amp;</text:p>
          </table:table-cell>
          <table:table-cell table:formula="of:=[$Metrics_Equi.H16]" office:value-type="float" office:value="14.2857142857143" calcext:value-type="float">
            <text:p>14.29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7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Min.E17]" office:value-type="float" office:value="80.794701986755" calcext:value-type="float">
            <text:p>80.79</text:p>
          </table:table-cell>
          <table:table-cell office:value-type="string" calcext:value-type="string">
            <text:p>&amp;</text:p>
          </table:table-cell>
          <table:table-cell table:formula="of:=[$Metrics_Min.F17]" office:value-type="float" office:value="10.3448275862069" calcext:value-type="float">
            <text:p>10.34</text:p>
          </table:table-cell>
          <table:table-cell office:value-type="string" calcext:value-type="string">
            <text:p>&amp;</text:p>
          </table:table-cell>
          <table:table-cell table:formula="of:=[$Metrics_Min.G17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Min.H17]" office:value-type="float" office:value="17.1428571428571" calcext:value-type="float">
            <text:p>17.1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7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E17]" office:value-type="float" office:value="66.2251655629139" calcext:value-type="float">
            <text:p>66.23</text:p>
          </table:table-cell>
          <table:table-cell office:value-type="string" calcext:value-type="string">
            <text:p>&amp;</text:p>
          </table:table-cell>
          <table:table-cell table:formula="of:=[$Metrics_Equi.F17]" office:value-type="float" office:value="11.3207547169811" calcext:value-type="float">
            <text:p>11.32</text:p>
          </table:table-cell>
          <table:table-cell office:value-type="string" calcext:value-type="string">
            <text:p>&amp;</text:p>
          </table:table-cell>
          <table:table-cell table:formula="of:=[$Metrics_Equi.G17]" office:value-type="float" office:value="60" calcext:value-type="float">
            <text:p>60.00</text:p>
          </table:table-cell>
          <table:table-cell office:value-type="string" calcext:value-type="string">
            <text:p>&amp;</text:p>
          </table:table-cell>
          <table:table-cell table:formula="of:=[$Metrics_Equi.H17]" office:value-type="float" office:value="19.0476190476191" calcext:value-type="float">
            <text:p>19.0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8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Min.E18]" office:value-type="float" office:value="58.1717451523546" calcext:value-type="float">
            <text:p>58.17</text:p>
          </table:table-cell>
          <table:table-cell office:value-type="string" calcext:value-type="string">
            <text:p>&amp;</text:p>
          </table:table-cell>
          <table:table-cell table:formula="of:=[$Metrics_Min.F18]" office:value-type="float" office:value="3.26797385620915" calcext:value-type="float">
            <text:p>3.27</text:p>
          </table:table-cell>
          <table:table-cell office:value-type="string" calcext:value-type="string">
            <text:p>&amp;</text:p>
          </table:table-cell>
          <table:table-cell table:formula="of:=[$Metrics_Min.G18]" office:value-type="float" office:value="62.5" calcext:value-type="float">
            <text:p>62.50</text:p>
          </table:table-cell>
          <table:table-cell office:value-type="string" calcext:value-type="string">
            <text:p>&amp;</text:p>
          </table:table-cell>
          <table:table-cell table:formula="of:=[$Metrics_Min.H18]" office:value-type="float" office:value="6.2111801242236" calcext:value-type="float">
            <text:p>6.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8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Equi.E18]" office:value-type="float" office:value="47.0914127423823" calcext:value-type="float">
            <text:p>47.09</text:p>
          </table:table-cell>
          <table:table-cell office:value-type="string" calcext:value-type="string">
            <text:p>&amp;</text:p>
          </table:table-cell>
          <table:table-cell table:formula="of:=[$Metrics_Equi.F18]" office:value-type="float" office:value="18.974358974359" calcext:value-type="float">
            <text:p>18.97</text:p>
          </table:table-cell>
          <table:table-cell office:value-type="string" calcext:value-type="string">
            <text:p>&amp;</text:p>
          </table:table-cell>
          <table:table-cell table:formula="of:=[$Metrics_Equi.G18]" office:value-type="float" office:value="52.8571428571429" calcext:value-type="float">
            <text:p>52.86</text:p>
          </table:table-cell>
          <table:table-cell office:value-type="string" calcext:value-type="string">
            <text:p>&amp;</text:p>
          </table:table-cell>
          <table:table-cell table:formula="of:=[$Metrics_Equi.H18]" office:value-type="float" office:value="27.9245283018868" calcext:value-type="float">
            <text:p>27.9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9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E19]" office:value-type="float" office:value="62.3134328358209" calcext:value-type="float">
            <text:p>62.31</text:p>
          </table:table-cell>
          <table:table-cell office:value-type="string" calcext:value-type="string">
            <text:p>&amp;</text:p>
          </table:table-cell>
          <table:table-cell table:formula="of:=[$Metrics_Min.F19]" office:value-type="float" office:value="6.60377358490566" calcext:value-type="float">
            <text:p>6.60</text:p>
          </table:table-cell>
          <table:table-cell office:value-type="string" calcext:value-type="string">
            <text:p>&amp;</text:p>
          </table:table-cell>
          <table:table-cell table:formula="of:=[$Metrics_Min.G19]" office:value-type="float" office:value="77.7777777777778" calcext:value-type="float">
            <text:p>77.78</text:p>
          </table:table-cell>
          <table:table-cell office:value-type="string" calcext:value-type="string">
            <text:p>&amp;</text:p>
          </table:table-cell>
          <table:table-cell table:formula="of:=[$Metrics_Min.H19]" office:value-type="float" office:value="12.1739130434783" calcext:value-type="float">
            <text:p>12.1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9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E19]" office:value-type="float" office:value="73.8805970149254" calcext:value-type="float">
            <text:p>73.88</text:p>
          </table:table-cell>
          <table:table-cell office:value-type="string" calcext:value-type="string">
            <text:p>&amp;</text:p>
          </table:table-cell>
          <table:table-cell table:formula="of:=[$Metrics_Equi.F19]" office:value-type="float" office:value="6.75675675675676" calcext:value-type="float">
            <text:p>6.76</text:p>
          </table:table-cell>
          <table:table-cell office:value-type="string" calcext:value-type="string">
            <text:p>&amp;</text:p>
          </table:table-cell>
          <table:table-cell table:formula="of:=[$Metrics_Equi.G19]" office:value-type="float" office:value="83.3333333333333" calcext:value-type="float">
            <text:p>83.33</text:p>
          </table:table-cell>
          <table:table-cell office:value-type="string" calcext:value-type="string">
            <text:p>&amp;</text:p>
          </table:table-cell>
          <table:table-cell table:formula="of:=[$Metrics_Equi.H19]" office:value-type="float" office:value="12.5" calcext:value-type="float">
            <text:p>12.5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1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0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E20]" office:value-type="float" office:value="82.3776223776224" calcext:value-type="float">
            <text:p>82.38</text:p>
          </table:table-cell>
          <table:table-cell office:value-type="string" calcext:value-type="string">
            <text:p>&amp;</text:p>
          </table:table-cell>
          <table:table-cell table:formula="of:=[$Metrics_Min.F20]" office:value-type="float" office:value="12.4087591240876" calcext:value-type="float">
            <text:p>12.41</text:p>
          </table:table-cell>
          <table:table-cell office:value-type="string" calcext:value-type="string">
            <text:p>&amp;</text:p>
          </table:table-cell>
          <table:table-cell table:formula="of:=[$Metrics_Min.G20]" office:value-type="float" office:value="73.9130434782609" calcext:value-type="float">
            <text:p>73.91</text:p>
          </table:table-cell>
          <table:table-cell office:value-type="string" calcext:value-type="string">
            <text:p>&amp;</text:p>
          </table:table-cell>
          <table:table-cell table:formula="of:=[$Metrics_Min.H20]" office:value-type="float" office:value="21.25" calcext:value-type="float">
            <text:p>21.2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0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Equi.E20]" office:value-type="float" office:value="83.6363636363636" calcext:value-type="float">
            <text:p>83.64</text:p>
          </table:table-cell>
          <table:table-cell office:value-type="string" calcext:value-type="string">
            <text:p>&amp;</text:p>
          </table:table-cell>
          <table:table-cell table:formula="of:=[$Metrics_Equi.F20]" office:value-type="float" office:value="24.7191011235955" calcext:value-type="float">
            <text:p>24.72</text:p>
          </table:table-cell>
          <table:table-cell office:value-type="string" calcext:value-type="string">
            <text:p>&amp;</text:p>
          </table:table-cell>
          <table:table-cell table:formula="of:=[$Metrics_Equi.G20]" office:value-type="float" office:value="30.5555555555556" calcext:value-type="float">
            <text:p>30.56</text:p>
          </table:table-cell>
          <table:table-cell office:value-type="string" calcext:value-type="string">
            <text:p>&amp;</text:p>
          </table:table-cell>
          <table:table-cell table:formula="of:=[$Metrics_Equi.H20]" office:value-type="float" office:value="27.3291925465838" calcext:value-type="float">
            <text:p>27.3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1]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Min.E21]" office:value-type="float" office:value="90.9356725146199" calcext:value-type="float">
            <text:p>90.94</text:p>
          </table:table-cell>
          <table:table-cell office:value-type="string" calcext:value-type="string">
            <text:p>&amp;</text:p>
          </table:table-cell>
          <table:table-cell table:formula="of:=[$Metrics_Min.F21]" office:value-type="float" office:value="3.44827586206897" calcext:value-type="float">
            <text:p>3.45</text:p>
          </table:table-cell>
          <table:table-cell office:value-type="string" calcext:value-type="string">
            <text:p>&amp;</text:p>
          </table:table-cell>
          <table:table-cell table:formula="of:=[$Metrics_Min.G21]" office:value-type="float" office:value="25" calcext:value-type="float">
            <text:p>25.00</text:p>
          </table:table-cell>
          <table:table-cell office:value-type="string" calcext:value-type="string">
            <text:p>&amp;</text:p>
          </table:table-cell>
          <table:table-cell table:formula="of:=[$Metrics_Min.H21]" office:value-type="float" office:value="6.06060606060606" calcext:value-type="float">
            <text:p>6.0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1]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Equi.E21]" office:value-type="float" office:value="80.0194931773879" calcext:value-type="float">
            <text:p>80.02</text:p>
          </table:table-cell>
          <table:table-cell office:value-type="string" calcext:value-type="string">
            <text:p>&amp;</text:p>
          </table:table-cell>
          <table:table-cell table:formula="of:=[$Metrics_Equi.F21]" office:value-type="float" office:value="13.6094674556213" calcext:value-type="float">
            <text:p>13.61</text:p>
          </table:table-cell>
          <table:table-cell office:value-type="string" calcext:value-type="string">
            <text:p>&amp;</text:p>
          </table:table-cell>
          <table:table-cell table:formula="of:=[$Metrics_Equi.G21]" office:value-type="float" office:value="28.0487804878049" calcext:value-type="float">
            <text:p>28.05</text:p>
          </table:table-cell>
          <table:table-cell office:value-type="string" calcext:value-type="string">
            <text:p>&amp;</text:p>
          </table:table-cell>
          <table:table-cell table:formula="of:=[$Metrics_Equi.H21]" office:value-type="float" office:value="18.3266932270916" calcext:value-type="float">
            <text:p>18.33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2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E22]" office:value-type="float" office:value="86.3063063063063" calcext:value-type="float">
            <text:p>86.31</text:p>
          </table:table-cell>
          <table:table-cell office:value-type="string" calcext:value-type="string">
            <text:p>&amp;</text:p>
          </table:table-cell>
          <table:table-cell table:formula="of:=[$Metrics_Min.F22]" office:value-type="float" office:value="9.21052631578947" calcext:value-type="float">
            <text:p>9.21</text:p>
          </table:table-cell>
          <table:table-cell office:value-type="string" calcext:value-type="string">
            <text:p>&amp;</text:p>
          </table:table-cell>
          <table:table-cell table:formula="of:=[$Metrics_Min.G22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Min.H22]" office:value-type="float" office:value="15.5555555555556" calcext:value-type="float">
            <text:p>15.5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2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E22]" office:value-type="float" office:value="60.3603603603604" calcext:value-type="float">
            <text:p>60.36</text:p>
          </table:table-cell>
          <table:table-cell office:value-type="string" calcext:value-type="string">
            <text:p>&amp;</text:p>
          </table:table-cell>
          <table:table-cell table:formula="of:=[$Metrics_Equi.F22]" office:value-type="float" office:value="10.3004291845494" calcext:value-type="float">
            <text:p>10.30</text:p>
          </table:table-cell>
          <table:table-cell office:value-type="string" calcext:value-type="string">
            <text:p>&amp;</text:p>
          </table:table-cell>
          <table:table-cell table:formula="of:=[$Metrics_Equi.G22]" office:value-type="float" office:value="68.5714285714286" calcext:value-type="float">
            <text:p>68.57</text:p>
          </table:table-cell>
          <table:table-cell office:value-type="string" calcext:value-type="string">
            <text:p>&amp;</text:p>
          </table:table-cell>
          <table:table-cell table:formula="of:=[$Metrics_Equi.H22]" office:value-type="float" office:value="17.910447761194" calcext:value-type="float">
            <text:p>17.91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3]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Min.E23]" office:value-type="float" office:value="70.9090909090909" calcext:value-type="float">
            <text:p>70.91</text:p>
          </table:table-cell>
          <table:table-cell office:value-type="string" calcext:value-type="string">
            <text:p>&amp;</text:p>
          </table:table-cell>
          <table:table-cell table:formula="of:=[$Metrics_Min.F23]" office:value-type="float" office:value="13.4615384615385" calcext:value-type="float">
            <text:p>13.46</text:p>
          </table:table-cell>
          <table:table-cell office:value-type="string" calcext:value-type="string">
            <text:p>&amp;</text:p>
          </table:table-cell>
          <table:table-cell table:formula="of:=[$Metrics_Min.G23]" office:value-type="float" office:value="70" calcext:value-type="float">
            <text:p>70.00</text:p>
          </table:table-cell>
          <table:table-cell office:value-type="string" calcext:value-type="string">
            <text:p>&amp;</text:p>
          </table:table-cell>
          <table:table-cell table:formula="of:=[$Metrics_Min.H23]" office:value-type="float" office:value="22.5806451612903" calcext:value-type="float">
            <text:p>22.5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3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Equi.E23]" office:value-type="float" office:value="65.4545454545455" calcext:value-type="float">
            <text:p>65.45</text:p>
          </table:table-cell>
          <table:table-cell office:value-type="string" calcext:value-type="string">
            <text:p>&amp;</text:p>
          </table:table-cell>
          <table:table-cell table:formula="of:=[$Metrics_Equi.F23]" office:value-type="float" office:value="14.0625" calcext:value-type="float">
            <text:p>14.06</text:p>
          </table:table-cell>
          <table:table-cell office:value-type="string" calcext:value-type="string">
            <text:p>&amp;</text:p>
          </table:table-cell>
          <table:table-cell table:formula="of:=[$Metrics_Equi.G23]" office:value-type="float" office:value="81.8181818181818" calcext:value-type="float">
            <text:p>81.82</text:p>
          </table:table-cell>
          <table:table-cell office:value-type="string" calcext:value-type="string">
            <text:p>&amp;</text:p>
          </table:table-cell>
          <table:table-cell table:formula="of:=[$Metrics_Equi.H23]" office:value-type="float" office:value="24" calcext:value-type="float">
            <text:p>24.0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4]" office:value-type="string" office:string-value="RF" calcext:value-type="string">
            <text:p>RF</text:p>
          </table:table-cell>
          <table:table-cell office:value-type="string" calcext:value-type="string">
            <text:p>&amp;</text:p>
          </table:table-cell>
          <table:table-cell table:formula="of:=[$Metrics_Min.E24]" office:value-type="float" office:value="81.055900621118" calcext:value-type="float">
            <text:p>81.06</text:p>
          </table:table-cell>
          <table:table-cell office:value-type="string" calcext:value-type="string">
            <text:p>&amp;</text:p>
          </table:table-cell>
          <table:table-cell table:formula="of:=[$Metrics_Min.F24]" office:value-type="float" office:value="11.878453038674" calcext:value-type="float">
            <text:p>11.88</text:p>
          </table:table-cell>
          <table:table-cell office:value-type="string" calcext:value-type="string">
            <text:p>&amp;</text:p>
          </table:table-cell>
          <table:table-cell table:formula="of:=[$Metrics_Min.G24]" office:value-type="float" office:value="47.7777777777778" calcext:value-type="float">
            <text:p>47.78</text:p>
          </table:table-cell>
          <table:table-cell office:value-type="string" calcext:value-type="string">
            <text:p>&amp;</text:p>
          </table:table-cell>
          <table:table-cell table:formula="of:=[$Metrics_Min.H24]" office:value-type="float" office:value="19.0265486725664" calcext:value-type="float">
            <text:p>19.0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4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Equi.E24]" office:value-type="float" office:value="38.6645962732919" calcext:value-type="float">
            <text:p>38.66</text:p>
          </table:table-cell>
          <table:table-cell office:value-type="string" calcext:value-type="string">
            <text:p>&amp;</text:p>
          </table:table-cell>
          <table:table-cell table:formula="of:=[$Metrics_Equi.F24]" office:value-type="float" office:value="22.174226061915" calcext:value-type="float">
            <text:p>22.17</text:p>
          </table:table-cell>
          <table:table-cell office:value-type="string" calcext:value-type="string">
            <text:p>&amp;</text:p>
          </table:table-cell>
          <table:table-cell table:formula="of:=[$Metrics_Equi.G24]" office:value-type="float" office:value="74.7572815533981" calcext:value-type="float">
            <text:p>74.76</text:p>
          </table:table-cell>
          <table:table-cell office:value-type="string" calcext:value-type="string">
            <text:p>&amp;</text:p>
          </table:table-cell>
          <table:table-cell table:formula="of:=[$Metrics_Equi.H24]" office:value-type="float" office:value="34.2032204330927" calcext:value-type="float">
            <text:p>34.2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5]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E25]" office:value-type="float" office:value="75.9936406995231" calcext:value-type="float">
            <text:p>75.99</text:p>
          </table:table-cell>
          <table:table-cell office:value-type="string" calcext:value-type="string">
            <text:p>&amp;</text:p>
          </table:table-cell>
          <table:table-cell table:formula="of:=[$Metrics_Min.F25]" office:value-type="float" office:value="18.3006535947712" calcext:value-type="float">
            <text:p>18.30</text:p>
          </table:table-cell>
          <table:table-cell office:value-type="string" calcext:value-type="string">
            <text:p>&amp;</text:p>
          </table:table-cell>
          <table:table-cell table:formula="of:=[$Metrics_Min.G25]" office:value-type="float" office:value="51.8518518518519" calcext:value-type="float">
            <text:p>51.85</text:p>
          </table:table-cell>
          <table:table-cell office:value-type="string" calcext:value-type="string">
            <text:p>&amp;</text:p>
          </table:table-cell>
          <table:table-cell table:formula="of:=[$Metrics_Min.H25]" office:value-type="float" office:value="27.0531400966184" calcext:value-type="float">
            <text:p>27.0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5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Equi.E25]" office:value-type="float" office:value="53.2591414944356" calcext:value-type="float">
            <text:p>53.26</text:p>
          </table:table-cell>
          <table:table-cell office:value-type="string" calcext:value-type="string">
            <text:p>&amp;</text:p>
          </table:table-cell>
          <table:table-cell table:formula="of:=[$Metrics_Equi.F25]" office:value-type="float" office:value="11.6504854368932" calcext:value-type="float">
            <text:p>11.65</text:p>
          </table:table-cell>
          <table:table-cell office:value-type="string" calcext:value-type="string">
            <text:p>&amp;</text:p>
          </table:table-cell>
          <table:table-cell table:formula="of:=[$Metrics_Equi.G25]" office:value-type="float" office:value="63.1578947368421" calcext:value-type="float">
            <text:p>63.16</text:p>
          </table:table-cell>
          <table:table-cell office:value-type="string" calcext:value-type="string">
            <text:p>&amp;</text:p>
          </table:table-cell>
          <table:table-cell table:formula="of:=[$Metrics_Equi.H25]" office:value-type="float" office:value="19.672131147541" calcext:value-type="float">
            <text:p>19.6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6]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Min.E26]" office:value-type="float" office:value="34.7245409015025" calcext:value-type="float">
            <text:p>34.72</text:p>
          </table:table-cell>
          <table:table-cell office:value-type="string" calcext:value-type="string">
            <text:p>&amp;</text:p>
          </table:table-cell>
          <table:table-cell table:formula="of:=[$Metrics_Min.F26]" office:value-type="float" office:value="16.1731207289294" calcext:value-type="float">
            <text:p>16.17</text:p>
          </table:table-cell>
          <table:table-cell office:value-type="string" calcext:value-type="string">
            <text:p>&amp;</text:p>
          </table:table-cell>
          <table:table-cell table:formula="of:=[$Metrics_Min.G26]" office:value-type="float" office:value="75.531914893617" calcext:value-type="float">
            <text:p>75.53</text:p>
          </table:table-cell>
          <table:table-cell office:value-type="string" calcext:value-type="string">
            <text:p>&amp;</text:p>
          </table:table-cell>
          <table:table-cell table:formula="of:=[$Metrics_Min.H26]" office:value-type="float" office:value="26.6416510318949" calcext:value-type="float">
            <text:p>26.6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6]" office:value-type="string" office:string-value="KNN" calcext:value-type="string">
            <text:p>KNN</text:p>
          </table:table-cell>
          <table:table-cell office:value-type="string" calcext:value-type="string">
            <text:p>&amp;</text:p>
          </table:table-cell>
          <table:table-cell table:formula="of:=[$Metrics_Equi.E26]" office:value-type="float" office:value="68.6143572621035" calcext:value-type="float">
            <text:p>68.61</text:p>
          </table:table-cell>
          <table:table-cell office:value-type="string" calcext:value-type="string">
            <text:p>&amp;</text:p>
          </table:table-cell>
          <table:table-cell table:formula="of:=[$Metrics_Equi.F26]" office:value-type="float" office:value="8.29015544041451" calcext:value-type="float">
            <text:p>8.29</text:p>
          </table:table-cell>
          <table:table-cell office:value-type="string" calcext:value-type="string">
            <text:p>&amp;</text:p>
          </table:table-cell>
          <table:table-cell table:formula="of:=[$Metrics_Equi.G26]" office:value-type="float" office:value="59.2592592592593" calcext:value-type="float">
            <text:p>59.26</text:p>
          </table:table-cell>
          <table:table-cell office:value-type="string" calcext:value-type="string">
            <text:p>&amp;</text:p>
          </table:table-cell>
          <table:table-cell table:formula="of:=[$Metrics_Equi.H26]" office:value-type="float" office:value="14.5454545454545" calcext:value-type="float">
            <text:p>14.55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7]" office:value-type="string" office:string-value="DT" calcext:value-type="string">
            <text:p>DT</text:p>
          </table:table-cell>
          <table:table-cell office:value-type="string" calcext:value-type="string">
            <text:p>&amp;</text:p>
          </table:table-cell>
          <table:table-cell table:formula="of:=[$Metrics_Min.E27]" office:value-type="float" office:value="80.4878048780488" calcext:value-type="float">
            <text:p>80.49</text:p>
          </table:table-cell>
          <table:table-cell office:value-type="string" calcext:value-type="string">
            <text:p>&amp;</text:p>
          </table:table-cell>
          <table:table-cell table:formula="of:=[$Metrics_Min.F27]" office:value-type="float" office:value="20.3703703703704" calcext:value-type="float">
            <text:p>20.37</text:p>
          </table:table-cell>
          <table:table-cell office:value-type="string" calcext:value-type="string">
            <text:p>&amp;</text:p>
          </table:table-cell>
          <table:table-cell table:formula="of:=[$Metrics_Min.G27]" office:value-type="float" office:value="68.75" calcext:value-type="float">
            <text:p>68.75</text:p>
          </table:table-cell>
          <table:table-cell office:value-type="string" calcext:value-type="string">
            <text:p>&amp;</text:p>
          </table:table-cell>
          <table:table-cell table:formula="of:=[$Metrics_Min.H27]" office:value-type="float" office:value="31.4285714285714" calcext:value-type="float">
            <text:p>31.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7]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Equi.E27]" office:value-type="float" office:value="71.9512195121951" calcext:value-type="float">
            <text:p>71.95</text:p>
          </table:table-cell>
          <table:table-cell office:value-type="string" calcext:value-type="string">
            <text:p>&amp;</text:p>
          </table:table-cell>
          <table:table-cell table:formula="of:=[$Metrics_Equi.F27]" office:value-type="float" office:value="11.864406779661" calcext:value-type="float">
            <text:p>11.86</text:p>
          </table:table-cell>
          <table:table-cell office:value-type="string" calcext:value-type="string">
            <text:p>&amp;</text:p>
          </table:table-cell>
          <table:table-cell table:formula="of:=[$Metrics_Equi.G27]" office:value-type="float" office:value="29.1666666666667" calcext:value-type="float">
            <text:p>29.17</text:p>
          </table:table-cell>
          <table:table-cell office:value-type="string" calcext:value-type="string">
            <text:p>&amp;</text:p>
          </table:table-cell>
          <table:table-cell table:formula="of:=[$Metrics_Equi.H27]" office:value-type="float" office:value="16.8674698795181" calcext:value-type="float">
            <text:p>16.8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#2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8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Min.E28]" office:value-type="float" office:value="52.4201853759011" calcext:value-type="float">
            <text:p>52.42</text:p>
          </table:table-cell>
          <table:table-cell office:value-type="string" calcext:value-type="string">
            <text:p>&amp;</text:p>
          </table:table-cell>
          <table:table-cell table:formula="of:=[$Metrics_Min.F28]" office:value-type="float" office:value="10.5326876513317" calcext:value-type="float">
            <text:p>10.53</text:p>
          </table:table-cell>
          <table:table-cell office:value-type="string" calcext:value-type="string">
            <text:p>&amp;</text:p>
          </table:table-cell>
          <table:table-cell table:formula="of:=[$Metrics_Min.G28]" office:value-type="float" office:value="73.728813559322" calcext:value-type="float">
            <text:p>73.73</text:p>
          </table:table-cell>
          <table:table-cell office:value-type="string" calcext:value-type="string">
            <text:p>&amp;</text:p>
          </table:table-cell>
          <table:table-cell table:formula="of:=[$Metrics_Min.H28]" office:value-type="float" office:value="18.4322033898305" calcext:value-type="float">
            <text:p>18.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8]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E28]" office:value-type="float" office:value="72.0494335736354" calcext:value-type="float">
            <text:p>72.05</text:p>
          </table:table-cell>
          <table:table-cell office:value-type="string" calcext:value-type="string">
            <text:p>&amp;</text:p>
          </table:table-cell>
          <table:table-cell table:formula="of:=[$Metrics_Equi.F28]" office:value-type="float" office:value="15.2159013022618" calcext:value-type="float">
            <text:p>15.22</text:p>
          </table:table-cell>
          <table:table-cell office:value-type="string" calcext:value-type="string">
            <text:p>&amp;</text:p>
          </table:table-cell>
          <table:table-cell table:formula="of:=[$Metrics_Equi.G28]" office:value-type="float" office:value="64.9122807017544" calcext:value-type="float">
            <text:p>64.91</text:p>
          </table:table-cell>
          <table:table-cell office:value-type="string" calcext:value-type="string">
            <text:p>&amp;</text:p>
          </table:table-cell>
          <table:table-cell table:formula="of:=[$Metrics_Equi.H28]" office:value-type="float" office:value="24.6529705719045" calcext:value-type="float">
            <text:p>24.65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office:value-type="string" calcext:value-type="string">
            <text:p>\multicolumn{1}{l}{\multirow{2}{*}{\textbf{Minimum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INIFS([.G$12:.G$65]; [.$C$12:.$C$65]; &quot;Min&quot;)" office:value-type="float" office:value="22.1153846153846" calcext:value-type="float">
            <text:p>22.12</text:p>
          </table:table-cell>
          <table:table-cell office:value-type="string" calcext:value-type="string">
            <text:p>&amp;</text:p>
          </table:table-cell>
          <table:table-cell table:formula="of:=COM.MICROSOFT.MINIFS([.I$12:.I$65]; [.$C$12:.$C$65]; &quot;Min&quot;)" office:value-type="float" office:value="2.35849056603774" calcext:value-type="float">
            <text:p>2.36</text:p>
          </table:table-cell>
          <table:table-cell office:value-type="string" calcext:value-type="string">
            <text:p>&amp;</text:p>
          </table:table-cell>
          <table:table-cell table:formula="of:=COM.MICROSOFT.MINIFS([.K$12:.K$65]; [.$C$12:.$C$65]; &quot;Min&quot;)" office:value-type="float" office:value="7.14285714285714" calcext:value-type="float">
            <text:p>7.14</text:p>
          </table:table-cell>
          <table:table-cell office:value-type="string" calcext:value-type="string">
            <text:p>&amp;</text:p>
          </table:table-cell>
          <table:table-cell table:formula="of:=COM.MICROSOFT.MINIFS([.M$12:.M$65]; [.$C$12:.$C$65]; &quot;Min&quot;)" office:value-type="float" office:value="4.5662100456621" calcext:value-type="float">
            <text:p>4.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INIFS([.G$12:.G$65]; [.$C$12:.$C$65]; &quot;Equi&quot;)" office:value-type="float" office:value="38.6645962732919" calcext:value-type="float">
            <text:p>38.66</text:p>
          </table:table-cell>
          <table:table-cell office:value-type="string" calcext:value-type="string">
            <text:p>&amp;</text:p>
          </table:table-cell>
          <table:table-cell table:formula="of:=COM.MICROSOFT.MINIFS([.I$12:.I$65]; [.$C$12:.$C$65]; &quot;Equi&quot;)" office:value-type="float" office:value="6.75675675675676" calcext:value-type="float">
            <text:p>6.76</text:p>
          </table:table-cell>
          <table:table-cell office:value-type="string" calcext:value-type="string">
            <text:p>&amp;</text:p>
          </table:table-cell>
          <table:table-cell table:formula="of:=COM.MICROSOFT.MINIFS([.K$12:.K$65]; [.$C$12:.$C$65]; &quot;Equi&quot;)" office:value-type="float" office:value="28.0487804878049" calcext:value-type="float">
            <text:p>28.05</text:p>
          </table:table-cell>
          <table:table-cell office:value-type="string" calcext:value-type="string">
            <text:p>&amp;</text:p>
          </table:table-cell>
          <table:table-cell table:formula="of:=COM.MICROSOFT.MINIFS([.M$12:.M$65]; [.$C$12:.$C$65]; &quot;Equi&quot;)" office:value-type="float" office:value="12.5" calcext:value-type="float">
            <text:p>12.50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textbf{Maximum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AXIFS([.G$12:.G$65]; [.$C$12:.$C$65]; &quot;Min&quot;)" office:value-type="float" office:value="94.752774974773" calcext:value-type="float">
            <text:p>94.75</text:p>
          </table:table-cell>
          <table:table-cell office:value-type="string" calcext:value-type="string">
            <text:p>&amp;</text:p>
          </table:table-cell>
          <table:table-cell table:formula="of:=COM.MICROSOFT.MAXIFS([.I$12:.I$65]; [.$C$12:.$C$65]; &quot;Min&quot;)" office:value-type="float" office:value="44.7368421052632" calcext:value-type="float">
            <text:p>44.74</text:p>
          </table:table-cell>
          <table:table-cell office:value-type="string" calcext:value-type="string">
            <text:p>&amp;</text:p>
          </table:table-cell>
          <table:table-cell table:formula="of:=COM.MICROSOFT.MAXIFS([.K$12:.K$65]; [.$C$12:.$C$65]; &quot;Min&quot;)" office:value-type="float" office:value="80.1587301587302" calcext:value-type="float">
            <text:p>80.16</text:p>
          </table:table-cell>
          <table:table-cell office:value-type="string" calcext:value-type="string">
            <text:p>&amp;</text:p>
          </table:table-cell>
          <table:table-cell table:formula="of:=COM.MICROSOFT.MAXIFS([.M$12:.M$65]; [.$C$12:.$C$65]; &quot;Min&quot;)" office:value-type="float" office:value="48.5714285714286" calcext:value-type="float">
            <text:p>48.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AXIFS([.G$12:.G$65]; [.$C$12:.$C$65]; &quot;Equi&quot;)" office:value-type="float" office:value="87.2983870967742" calcext:value-type="float">
            <text:p>87.30</text:p>
          </table:table-cell>
          <table:table-cell office:value-type="string" calcext:value-type="string">
            <text:p>&amp;</text:p>
          </table:table-cell>
          <table:table-cell table:formula="of:=COM.MICROSOFT.MAXIFS([.I$12:.I$65]; [.$C$12:.$C$65]; &quot;Equi&quot;)" office:value-type="float" office:value="37.5" calcext:value-type="float">
            <text:p>37.50</text:p>
          </table:table-cell>
          <table:table-cell office:value-type="string" calcext:value-type="string">
            <text:p>&amp;</text:p>
          </table:table-cell>
          <table:table-cell table:formula="of:=COM.MICROSOFT.MAXIFS([.K$12:.K$65]; [.$C$12:.$C$65]; &quot;Equi&quot;)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COM.MICROSOFT.MAXIFS([.M$12:.M$65]; [.$C$12:.$C$65]; &quot;Equi&quot;)" office:value-type="float" office:value="48.7804878048781" calcext:value-type="float">
            <text:p>48.78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multicolumn{1}{l}{\multirow{2}{*}{\textbf{Mean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AVERAGEIF([.$C$12:.$C$65]; &quot;Min&quot;; [.G$12:.G$65])" office:value-type="float" office:value="69.9461667496172" calcext:value-type="float">
            <text:p>69.95</text:p>
          </table:table-cell>
          <table:table-cell office:value-type="string" calcext:value-type="string">
            <text:p>&amp;</text:p>
          </table:table-cell>
          <table:table-cell table:formula="of:=AVERAGEIF([.$C$12:.$C$65]; &quot;Min&quot;; [.I$12:.I$65])" office:value-type="float" office:value="12.8896943233558" calcext:value-type="float">
            <text:p>12.89</text:p>
          </table:table-cell>
          <table:table-cell office:value-type="string" calcext:value-type="string">
            <text:p>&amp;</text:p>
          </table:table-cell>
          <table:table-cell table:formula="of:=AVERAGEIF([.$C$12:.$C$65]; &quot;Min&quot;; [.K$12:.K$65])" office:value-type="float" office:value="52.4238852677276" calcext:value-type="float">
            <text:p>52.42</text:p>
          </table:table-cell>
          <table:table-cell office:value-type="string" calcext:value-type="string">
            <text:p>&amp;</text:p>
          </table:table-cell>
          <table:table-cell table:formula="of:=AVERAGEIF([.$C$12:.$C$65]; &quot;Min&quot;; [.M$12:.M$65])" office:value-type="float" office:value="19.3207070487157" calcext:value-type="float">
            <text:p>19.3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AVERAGEIF([.$C$12:.$C$65]; &quot;Equi&quot;; [.G$12:.G$65])" office:value-type="float" office:value="71.2163696606931" calcext:value-type="float">
            <text:p>71.22</text:p>
          </table:table-cell>
          <table:table-cell office:value-type="string" calcext:value-type="string">
            <text:p>&amp;</text:p>
          </table:table-cell>
          <table:table-cell table:formula="of:=AVERAGEIF([.$C$12:.$C$65]; &quot;Equi&quot;; [.I$12:.I$65])" office:value-type="float" office:value="16.3605646414253" calcext:value-type="float">
            <text:p>16.36</text:p>
          </table:table-cell>
          <table:table-cell office:value-type="string" calcext:value-type="string">
            <text:p>&amp;</text:p>
          </table:table-cell>
          <table:table-cell table:formula="of:=AVERAGEIF([.$C$12:.$C$65]; &quot;Equi&quot;; [.K$12:.K$65])" office:value-type="float" office:value="57.9065398828885" calcext:value-type="float">
            <text:p>57.91</text:p>
          </table:table-cell>
          <table:table-cell office:value-type="string" calcext:value-type="string">
            <text:p>&amp;</text:p>
          </table:table-cell>
          <table:table-cell table:formula="of:=AVERAGEIF([.$C$12:.$C$65]; &quot;Equi&quot;; [.M$12:.M$65])" office:value-type="float" office:value="23.7207406046837" calcext:value-type="float">
            <text:p>23.72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\end{tabular}%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%ML/Results/{Column}/Classification/Metrics.csv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%ML/Results/Summary/Metrics.latex_table.ods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Metrics_Min.A1:Metrics_Min.H28">
          <table:sort>
            <table:sort-by table:field-number="1" table:data-type="automatic"/>
          </table:sort>
        </table:database-range>
        <table:database-range table:name="__Anonymous_Sheet_DB__1" table:target-range-address="Metrics_Equi.A1:Metrics_Equi.H28">
          <table:sort>
            <table:sort-by table:field-number="1" table:data-type="automatic"/>
          </table:sort>
        </table:database-range>
        <table:database-range table:name="__Anonymous_Sheet_DB__2" table:target-range-address="LatexTable.A11:LatexTable.N7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09:00:59.116581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6T10:37:58.902177219</meta:creation-date>
    <dc:date>2020-02-13T09:46:56.624626718</dc:date>
    <meta:editing-duration>PT1H58M38S</meta:editing-duration>
    <meta:editing-cycles>11</meta:editing-cycles>
    <meta:generator>LibreOffice/6.3.4.2$Linux_X86_64 LibreOffice_project/30$Build-2</meta:generator>
    <meta:document-statistic meta:table-count="3" meta:cell-count="1309" meta:object-count="0"/>
  </office:meta>
</office:document-meta>
</file>